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95598" officeooo:paragraph-rsid="000955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Orfão.</text:p>
      <text:p text:style-name="P1"/>
      <text:p text:style-name="P1">Ladrões de Gog</text:p>
      <text:p text:style-name="P1">Gog era um cavaleiro que nunca foi visto montando um cavalo e nunca foi visto em um combate porque sempre tinha alguém para lutar por ele.</text:p>
      <text:p text:style-name="P1"/>
      <text:p text:style-name="P1">Conheceu a sua mulher e mudou de vida</text:p>
      <text:p text:style-name="P1"/>
      <text:p text:style-name="P1">Antigo grupo entregou ele e mulher morre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21:46:24.076728906</meta:creation-date>
    <dc:date>2015-06-08T01:30:44.501772191</dc:date>
    <meta:editing-duration>PT3H14M10S</meta:editing-duration>
    <meta:editing-cycles>1</meta:editing-cycles>
    <meta:document-statistic meta:table-count="0" meta:image-count="0" meta:object-count="0" meta:page-count="1" meta:paragraph-count="5" meta:word-count="45" meta:character-count="237" meta:non-whitespace-character-count="197"/>
    <meta:generator>LibreOffice/4.3.0.4$Linux_x86 LibreOffice_project/62ad5818884a2fc2e5780dd45466868d41009ec0</meta:generator>
  </office:meta>
</office:document-meta>
</file>